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66" draw:textarea-horizontal-align="justify" draw:textarea-vertical-align="middle" draw:auto-grow-height="false" fo:min-height="1.55cm" fo:min-width="1.366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5cm" fo:min-width="0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15cm" fo:min-width="0.6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fo:min-height="0.391cm"/>
    </style:style>
    <style:style style:name="gr17" style:family="graphic" style:parent-style-name="standard">
      <style:graphic-properties draw:stroke="none" svg:stroke-color="#000000" draw:fill="none" draw:fill-color="#ffffff" fo:min-height="0.781cm"/>
    </style:style>
    <style:style style:name="gr18" style:family="graphic" style:parent-style-name="standard">
      <style:graphic-properties draw:stroke="none" svg:stroke-color="#000000" draw:fill="none" draw:fill-color="#ffffff" fo:min-height="0.457cm"/>
    </style:style>
    <style:style style:name="gr19" style:family="graphic" style:parent-style-name="standard">
      <style:graphic-properties draw:stroke="none" svg:stroke-color="#000000" draw:fill="none" draw:fill-color="#ffffff" fo:min-height="0.782cm"/>
    </style:style>
    <style:style style:name="gr20" style:family="graphic" style:parent-style-name="standard">
      <style:graphic-properties draw:stroke="none" svg:stroke-color="#000000" draw:fill="none" draw:fill-color="#ffffff" fo:min-height="0.544cm"/>
    </style:style>
    <style:style style:name="gr21" style:family="graphic" style:parent-style-name="standard">
      <style:graphic-properties draw:stroke="none" svg:stroke-color="#000000" draw:fill="none" draw:fill-color="#ffffff" fo:min-height="0.479cm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ff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9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7.908cm" svg:y1="10.888cm" svg:x2="18.4cm" svg:y2="10.888cm">
          <text:p/>
        </draw:line>
        <draw:line draw:style-name="gr1" draw:text-style-name="P1" draw:layer="layout" svg:x1="17.908cm" svg:y1="10.388cm" svg:x2="18.823cm" svg:y2="10.388cm">
          <text:p/>
        </draw:line>
        <draw:line draw:style-name="gr1" draw:text-style-name="P1" xml:id="id3" draw:id="id3" draw:layer="layout" svg:x1="17.908cm" svg:y1="9.888cm" svg:x2="18.425cm" svg:y2="9.888cm">
          <text:p/>
        </draw:line>
        <draw:line draw:style-name="gr1" draw:text-style-name="P1" xml:id="id15" draw:id="id15" draw:layer="layout" svg:x1="17.908cm" svg:y1="9.388cm" svg:x2="18.4cm" svg:y2="9.388cm">
          <text:p/>
        </draw:line>
        <draw:line draw:style-name="gr1" draw:text-style-name="P1" draw:layer="layout" svg:x1="15.45cm" svg:y1="9.388cm" svg:x2="15.942cm" svg:y2="9.388cm">
          <text:p/>
        </draw:line>
        <draw:line draw:style-name="gr1" draw:text-style-name="P1" xml:id="id2" draw:id="id2" draw:layer="layout" svg:x1="15.45cm" svg:y1="9.888cm" svg:x2="15.942cm" svg:y2="9.888cm">
          <text:p/>
        </draw:line>
        <draw:line draw:style-name="gr1" draw:text-style-name="P1" xml:id="id1" draw:id="id1" draw:layer="layout" svg:x1="15.45cm" svg:y1="10.388cm" svg:x2="15.942cm" svg:y2="10.388cm">
          <text:p/>
        </draw:line>
        <draw:line draw:style-name="gr1" draw:text-style-name="P1" xml:id="id13" draw:id="id13" draw:layer="layout" svg:x1="15.385cm" svg:y1="11.001cm" svg:x2="15.942cm" svg:y2="10.988cm">
          <text:p/>
        </draw:line>
        <draw:custom-shape draw:style-name="gr2" draw:text-style-name="P2" draw:layer="layout" svg:width="1.966cm" svg:height="1.9cm" svg:x="15.875cm" svg:y="9.075cm">
          <text:p/>
          <draw:enhanced-geometry svg:viewBox="0 0 21600 21600" draw:type="rectangle" draw:enhanced-path="M 0 0 L 21600 0 21600 21600 0 21600 0 0 Z N"/>
        </draw:custom-shape>
        <draw:ellipse draw:style-name="gr3" draw:text-style-name="P3" draw:layer="controls" svg:width="0.59cm" svg:height="0.6cm" svg:x="16.456cm" svg:y="8.863cm" draw:kind="cut" draw:start-angle="182.4" draw:end-angle="359.43">
          <text:p/>
        </draw:ellipse>
        <draw:frame draw:style-name="gr4" draw:text-style-name="P4" draw:layer="controls" svg:width="1.075cm" svg:height="0.599cm" svg:x="15.7cm" svg:y="9.075cm">
          <draw:text-box>
            <text:p><text:span text:style-name="T1">CS</text:span></text:p>
          </draw:text-box>
        </draw:frame>
        <draw:frame draw:style-name="gr5" draw:text-style-name="P4" draw:layer="controls" svg:width="1.225cm" svg:height="0.947cm" svg:x="15.7cm" svg:y="10.442cm">
          <draw:text-box>
            <text:p><text:span text:style-name="T1">GND</text:span></text:p>
          </draw:text-box>
        </draw:frame>
        <draw:frame draw:style-name="gr5" draw:text-style-name="P4" draw:layer="controls" svg:width="1.225cm" svg:height="0.947cm" svg:x="16.801cm" svg:y="10.443cm">
          <draw:text-box>
            <text:p><text:span text:style-name="T1">SDA</text:span></text:p>
          </draw:text-box>
        </draw:frame>
        <draw:frame draw:style-name="gr4" draw:text-style-name="P4" draw:layer="controls" svg:width="1.224cm" svg:height="0.599cm" svg:x="16.803cm" svg:y="9.544cm">
          <draw:text-box>
            <text:p><text:span text:style-name="T1">SCL</text:span></text:p>
          </draw:text-box>
        </draw:frame>
        <draw:frame draw:style-name="gr4" draw:text-style-name="P4" draw:layer="controls" svg:width="1.225cm" svg:height="0.599cm" svg:x="16.803cm" svg:y="9.145cm">
          <draw:text-box>
            <text:p><text:span text:style-name="T1">VCC</text:span></text:p>
          </draw:text-box>
        </draw:frame>
        <draw:frame draw:style-name="gr4" draw:text-style-name="P4" draw:layer="controls" svg:width="1.422cm" svg:height="0.599cm" svg:x="15.703cm" svg:y="9.545cm">
          <draw:text-box>
            <text:p><text:span text:style-name="T1">ADC3</text:span></text:p>
          </draw:text-box>
        </draw:frame>
        <draw:frame draw:style-name="gr4" draw:text-style-name="P4" draw:layer="controls" svg:width="1.422cm" svg:height="0.599cm" svg:x="15.703cm" svg:y="10.046cm">
          <draw:text-box draw:corner-radius="0.958cm">
            <text:p><text:span text:style-name="T1">ADC2</text:span></text:p>
          </draw:text-box>
        </draw:frame>
        <draw:connector draw:style-name="gr3" draw:text-style-name="P3" draw:layer="layout" svg:x1="15.45cm" svg:y1="10.388cm" svg:x2="11.208cm" svg:y2="10.388cm" draw:start-shape="id1" draw:start-glue-point="3" svg:d="M15450 10388h-4242" svg:viewBox="0 0 4243 1">
          <text:p/>
        </draw:connector>
        <draw:connector draw:style-name="gr3" draw:text-style-name="P3" draw:layer="layout" svg:x1="15.45cm" svg:y1="9.888cm" svg:x2="13.033cm" svg:y2="9.899cm" draw:start-shape="id2" draw:start-glue-point="3" svg:d="M15450 9888h-1459v11h-958" svg:viewBox="0 0 2418 12">
          <text:p/>
        </draw:connector>
        <draw:connector draw:style-name="gr3" draw:text-style-name="P3" draw:layer="layout" draw:line-skew="-1.3cm" svg:x1="18.425cm" svg:y1="9.888cm" svg:x2="19.116cm" svg:y2="11.986cm" draw:start-shape="id3" draw:start-glue-point="1" svg:d="M18425 9888h691v2098" svg:viewBox="0 0 692 2099">
          <text:p/>
        </draw:connector>
        <draw:line draw:style-name="gr1" draw:text-style-name="P1" xml:id="id4" draw:id="id4" draw:layer="controls" svg:x1="7.232cm" svg:y1="7.73cm" svg:x2="7.732cm" svg:y2="7.73cm">
          <text:p/>
        </draw:line>
        <draw:line draw:style-name="gr1" draw:text-style-name="P1" xml:id="id10" draw:id="id10" draw:layer="controls" svg:x1="7.232cm" svg:y1="7.23cm" svg:x2="7.775cm" svg:y2="7.225cm">
          <text:p/>
        </draw:line>
        <draw:line draw:style-name="gr1" draw:text-style-name="P1" draw:layer="controls" svg:x1="7.232cm" svg:y1="6.73cm" svg:x2="9.071cm" svg:y2="6.713cm">
          <text:p/>
        </draw:line>
        <draw:line draw:style-name="gr1" draw:text-style-name="P1" xml:id="id16" draw:id="id16" draw:layer="controls" svg:x1="7.232cm" svg:y1="6.23cm" svg:x2="18.535cm" svg:y2="6.198cm">
          <text:p/>
        </draw:line>
        <draw:custom-shape draw:style-name="gr6" draw:text-style-name="P5" draw:layer="controls" svg:width="0.5cm" svg:height="1.9cm" svg:x="6.732cm" svg:y="6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xml:id="id8" draw:id="id8" draw:layer="layout" svg:x1="7.732cm" svg:y1="7.73cm" svg:x2="7.71cm" svg:y2="16.026cm" draw:start-shape="id4" draw:start-glue-point="1" svg:d="M7732 7730v4399h-22v3897" svg:viewBox="0 0 23 8297">
          <text:p/>
        </draw:connector>
        <draw:g draw:style-name="gr7">
          <draw:custom-shape draw:style-name="gr8" draw:text-style-name="P6" draw:layer="layout" svg:width="1.1cm" svg:height="0.4cm" draw:transform="rotate (-1.57568324870048) translate (13.055cm 7.851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855cm" svg:y1="7.85cm" svg:x2="12.845cm" svg:y2="6.675cm">
            <text:p/>
          </draw:line>
          <draw:line draw:style-name="gr1" draw:text-style-name="P1" draw:layer="layout" svg:x1="12.846cm" svg:y1="9.65cm" svg:x2="12.849cm" svg:y2="8.95cm">
            <text:p/>
          </draw:line>
        </draw:g>
        <draw:g draw:style-name="gr7">
          <draw:custom-shape draw:style-name="gr8" draw:text-style-name="P6" draw:layer="layout" svg:width="1.1cm" svg:height="0.4cm" draw:transform="rotate (-1.57568324870048) translate (13.055cm 10.77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855cm" svg:y1="10.775cm" svg:x2="12.858cm" svg:y2="10.075cm">
            <text:p/>
          </draw:line>
          <draw:line draw:style-name="gr1" draw:text-style-name="P1" draw:layer="layout" svg:x1="12.846cm" svg:y1="12.575cm" svg:x2="12.849cm" svg:y2="11.875cm">
            <text:p/>
          </draw:line>
        </draw:g>
        <draw:g draw:style-name="gr7" xml:id="id11" draw:id="id11">
          <draw:custom-shape draw:style-name="gr8" draw:text-style-name="P6" draw:layer="layout" svg:width="1.1cm" svg:height="0.4cm" draw:transform="rotate (-1.57568324870048) translate (11.45cm 10.87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25cm" svg:y1="10.875cm" svg:x2="11.253cm" svg:y2="10.175cm">
            <text:p/>
          </draw:line>
          <draw:line draw:style-name="gr1" draw:text-style-name="P1" draw:layer="layout" svg:x1="11.241cm" svg:y1="12.675cm" svg:x2="11.244cm" svg:y2="11.975cm">
            <text:p/>
          </draw:line>
        </draw:g>
        <draw:g draw:style-name="gr7">
          <draw:custom-shape draw:style-name="gr8" draw:text-style-name="P6" draw:layer="layout" svg:width="1.1cm" svg:height="0.4cm" draw:transform="rotate (-1.57568324870048) translate (11.455cm 8.42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255cm" svg:y1="8.425cm" svg:x2="11.271cm" svg:y2="7.461cm">
            <text:p/>
          </draw:line>
          <draw:line draw:style-name="gr1" draw:text-style-name="P1" draw:layer="layout" svg:x1="11.246cm" svg:y1="10.225cm" svg:x2="11.249cm" svg:y2="9.525cm">
            <text:p/>
          </draw:line>
        </draw:g>
        <draw:g draw:style-name="gr7">
          <draw:line draw:style-name="gr1" draw:text-style-name="P1" draw:layer="layout" svg:x1="12.85cm" svg:y1="10.2cm" svg:x2="12.85cm" svg:y2="9.6cm">
            <text:p/>
          </draw:line>
          <draw:line draw:style-name="gr1" draw:text-style-name="P1" draw:layer="layout" svg:x1="12.85cm" svg:y1="9.9cm" svg:x2="13.15cm" svg:y2="9.9cm">
            <text:p/>
          </draw:line>
          <draw:custom-shape draw:style-name="gr9" draw:text-style-name="P7" draw:layer="layout" svg:width="0.1cm" svg:height="0.1cm" draw:transform="rotate (1.5707963267949) translate (12.8cm 9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line draw:style-name="gr1" draw:text-style-name="P1" draw:layer="layout" svg:x1="11.25cm" svg:y1="10.7cm" svg:x2="11.25cm" svg:y2="10.1cm">
            <text:p/>
          </draw:line>
          <draw:line draw:style-name="gr1" draw:text-style-name="P1" draw:layer="layout" svg:x1="11.25cm" svg:y1="10.4cm" svg:x2="11.55cm" svg:y2="10.4cm">
            <text:p/>
          </draw:line>
          <draw:custom-shape draw:style-name="gr9" draw:text-style-name="P7" draw:layer="layout" svg:width="0.1cm" svg:height="0.1cm" draw:transform="rotate (1.5707963267949) translate (11.2cm 10.4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3" draw:layer="layout" svg:x1="9.925cm" svg:y1="7.375cm" svg:x2="11.455cm" svg:y2="7.375cm">
          <text:p/>
        </draw:line>
        <draw:line draw:style-name="gr10" draw:text-style-name="P3" draw:layer="layout" svg:x1="11.525cm" svg:y1="6.675cm" svg:x2="13.055cm" svg:y2="6.675cm">
          <text:p/>
        </draw:line>
        <draw:line draw:style-name="gr1" draw:text-style-name="P1" xml:id="id5" draw:id="id5" draw:layer="layout" svg:x1="9.128cm" svg:y1="16.525cm" svg:x2="15.525cm" svg:y2="16.525cm">
          <text:p/>
        </draw:line>
        <draw:connector draw:style-name="gr3" draw:text-style-name="P3" draw:layer="layout" draw:line-skew="2.52cm" svg:x1="19.129cm" svg:y1="11.986cm" svg:x2="15.525cm" svg:y2="16.525cm" draw:end-shape="id5" draw:end-glue-point="1" svg:d="M19129 11986v4539h-3604" svg:viewBox="0 0 3605 4540">
          <text:p/>
        </draw:connector>
        <draw:line draw:style-name="gr1" draw:text-style-name="P1" xml:id="id7" draw:id="id7" draw:layer="layout" svg:x1="8.753cm" svg:y1="15.784cm" svg:x2="16.326cm" svg:y2="15.825cm">
          <text:p/>
        </draw:line>
        <draw:connector draw:style-name="gr3" draw:text-style-name="P3" xml:id="id9" draw:id="id9" draw:layer="layout" svg:x1="8.753cm" svg:y1="8.406cm" svg:x2="8.753cm" svg:y2="15.784cm" svg:d="M8753 8406v7378" svg:viewBox="0 0 1 7379">
          <text:p/>
        </draw:connector>
        <draw:connector draw:style-name="gr3" draw:text-style-name="P3" draw:layer="layout" svg:x1="18.4cm" svg:y1="10.888cm" svg:x2="16.326cm" svg:y2="15.804cm" draw:start-shape="id6" draw:start-glue-point="1" draw:end-shape="id7" draw:end-glue-point="1" svg:d="M18400 10888v4916h-2074" svg:viewBox="0 0 2075 4917">
          <text:p/>
        </draw:connector>
        <draw:g xml:id="id14" draw:id="id14">
          <draw:g>
            <draw:line draw:style-name="gr11" draw:text-style-name="P8" draw:layer="layout" svg:x1="14.299cm" svg:y1="11.105cm" svg:x2="14.299cm" svg:y2="11.608cm">
              <text:p/>
            </draw:line>
            <draw:line draw:style-name="gr12" draw:text-style-name="P8" draw:layer="layout" svg:x1="13.614cm" svg:y1="11.608cm" svg:x2="14.979cm" svg:y2="11.608cm">
              <text:p/>
            </draw:line>
            <draw:line draw:style-name="gr13" draw:text-style-name="P8" draw:layer="layout" svg:x1="13.844cm" svg:y1="11.858cm" svg:x2="14.754cm" svg:y2="11.858cm">
              <text:p/>
            </draw:line>
            <draw:line draw:style-name="gr14" draw:text-style-name="P8" draw:layer="layout" svg:x1="14.069cm" svg:y1="12.109cm" svg:x2="14.524cm" svg:y2="12.109cm">
              <text:p/>
            </draw:line>
          </draw:g>
          <draw:ellipse draw:style-name="gr15" draw:text-style-name="P9" draw:layer="layout" svg:width="1.82cm" svg:height="1.339cm" svg:x="13.385cm" svg:y="11.105cm">
            <text:p/>
          </draw:ellipse>
        </draw:g>
        <draw:connector draw:style-name="gr3" draw:text-style-name="P3" draw:layer="layout" svg:x1="9.098cm" svg:y1="9.472cm" svg:x2="9.098cm" svg:y2="9.472cm" svg:d="M9098 9472z" svg:viewBox="0 0 1 1">
          <text:p/>
        </draw:connector>
        <draw:connector draw:style-name="gr3" draw:text-style-name="P3" draw:layer="layout" draw:line-skew="-0.501cm" svg:x1="7.71cm" svg:y1="16.026cm" svg:x2="9.128cm" svg:y2="16.525cm" draw:start-shape="id8" draw:start-glue-point="3" draw:end-shape="id5" svg:d="M7710 16026v499h1418" svg:viewBox="0 0 1419 500">
          <text:p/>
        </draw:connector>
        <draw:connector draw:style-name="gr3" draw:text-style-name="P3" draw:layer="layout" draw:line-skew="0.501cm" svg:x1="8.753cm" svg:y1="8.406cm" svg:x2="7.503cm" svg:y2="7.225cm" draw:start-shape="id9" draw:start-glue-point="2" draw:end-shape="id10" draw:end-glue-point="0" svg:d="M8753 8406v-1181h-1250" svg:viewBox="0 0 1251 1182">
          <text:p/>
        </draw:connector>
        <draw:connector draw:style-name="gr3" draw:text-style-name="P3" draw:layer="layout" draw:line-skew="-0.551cm" svg:x1="11.247cm" svg:y1="12.675cm" svg:x2="12.85cm" svg:y2="12.725cm" draw:start-shape="id11" draw:start-glue-point="2" draw:end-shape="id12" svg:d="M11247 12675h1603v50" svg:viewBox="0 0 1604 51">
          <text:p/>
        </draw:connector>
        <draw:g draw:style-name="gr7" xml:id="id12" draw:id="id12">
          <draw:line draw:style-name="gr1" draw:text-style-name="P1" draw:layer="layout" svg:x1="13.15cm" svg:y1="12.675cm" svg:x2="12.55cm" svg:y2="12.675cm">
            <text:p/>
          </draw:line>
          <draw:line draw:style-name="gr1" draw:text-style-name="P1" draw:layer="layout" svg:x1="12.85cm" svg:y1="12.675cm" svg:x2="12.85cm" svg:y2="12.375cm">
            <text:p/>
          </draw:line>
          <draw:custom-shape draw:style-name="gr9" draw:text-style-name="P7" draw:layer="layout" svg:width="0.1cm" svg:height="0.1cm" draw:transform="rotate (-3.14159265358979) translate (12.901cm 12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draw:line-skew="3.296cm" svg:x1="18.823cm" svg:y1="10.417cm" svg:x2="12.231cm" svg:y2="12.685cm" svg:d="M18823 10417v2268h-6592" svg:viewBox="0 0 6593 2269">
          <text:p/>
        </draw:connector>
        <draw:connector draw:style-name="gr3" draw:text-style-name="P3" draw:layer="layout" svg:x1="15.385cm" svg:y1="10.994cm" svg:x2="14.295cm" svg:y2="11.105cm" draw:start-shape="id13" draw:start-glue-point="3" draw:end-shape="id14" draw:end-glue-point="0" svg:d="M15385 10994h-1090v111" svg:viewBox="0 0 1091 112">
          <text:p/>
        </draw:connector>
        <draw:connector draw:style-name="gr3" draw:text-style-name="P3" draw:layer="layout" svg:x1="18.4cm" svg:y1="9.388cm" svg:x2="18.535cm" svg:y2="6.214cm" draw:start-shape="id15" draw:start-glue-point="1" draw:end-shape="id16" draw:end-glue-point="1" svg:d="M18400 9388h636v-3174h-501" svg:viewBox="0 0 637 3175">
          <text:p/>
        </draw:connector>
        <draw:frame draw:style-name="gr16" draw:text-style-name="P10" draw:layer="layout" svg:width="1.308cm" svg:height="0.641cm" svg:x="16.755cm" svg:y="5.67cm">
          <draw:text-box>
            <text:p><text:span text:style-name="T2">Vcc</text:span></text:p>
          </draw:text-box>
        </draw:frame>
        <draw:frame draw:style-name="gr17" draw:text-style-name="P10" draw:layer="layout" svg:width="1.297cm" svg:height="1.031cm" svg:x="8.929cm" svg:y="7.104cm">
          <draw:text-box>
            <text:p><text:span text:style-name="T2">VR2</text:span></text:p>
          </draw:text-box>
        </draw:frame>
        <draw:frame draw:style-name="gr16" draw:text-style-name="P10" draw:layer="layout" svg:width="1.308cm" svg:height="0.641cm" svg:x="8.138cm" svg:y="5.737cm">
          <draw:text-box>
            <text:p><text:span text:style-name="T2">Vcc</text:span></text:p>
          </draw:text-box>
        </draw:frame>
        <draw:frame draw:style-name="gr18" draw:text-style-name="P10" draw:layer="layout" svg:width="1.39cm" svg:height="0.707cm" svg:x="10.556cm" svg:y="6.344cm">
          <draw:text-box>
            <text:p><text:span text:style-name="T2">VR1</text:span></text:p>
          </draw:text-box>
        </draw:frame>
        <draw:frame draw:style-name="gr19" draw:text-style-name="P10" draw:layer="layout" svg:width="2.077cm" svg:height="1.032cm" svg:x="4.607cm" svg:y="6.999cm">
          <draw:text-box>
            <text:p><text:span text:style-name="T2">I2C connector</text:span></text:p>
          </draw:text-box>
        </draw:frame>
        <draw:frame draw:style-name="gr16" draw:text-style-name="P10" draw:layer="layout" svg:width="1.232cm" svg:height="0.641cm" svg:x="7.697cm" svg:y="7.225cm">
          <draw:text-box>
            <text:p><text:span text:style-name="T2">sda</text:span></text:p>
          </draw:text-box>
        </draw:frame>
        <draw:frame draw:style-name="gr16" draw:text-style-name="P10" draw:layer="layout" svg:width="1.232cm" svg:height="0.641cm" svg:x="7.732cm" svg:y="7.765cm">
          <draw:text-box>
            <text:p><text:span text:style-name="T2">scl</text:span></text:p>
          </draw:text-box>
        </draw:frame>
        <draw:frame draw:style-name="gr16" draw:text-style-name="P10" draw:layer="layout" svg:width="1.5cm" svg:height="0.641cm" svg:x="7.486cm" svg:y="6.23cm">
          <draw:text-box>
            <text:p><text:span text:style-name="T2">Gnd</text:span></text:p>
          </draw:text-box>
        </draw:frame>
        <draw:frame draw:style-name="gr20" draw:text-style-name="P11" draw:layer="layout" svg:width="2.496cm" svg:height="0.794cm" svg:x="15.71cm" svg:y="8.143cm">
          <draw:text-box>
            <text:p><text:span text:style-name="T3">Attiny85</text:span></text:p>
          </draw:text-box>
        </draw:frame>
        <draw:frame draw:style-name="gr21" draw:text-style-name="P11" draw:layer="layout" svg:width="8.146cm" svg:height="0.729cm" svg:x="0.952cm" svg:y="5.398cm">
          <draw:text-box>
            <text:p><text:span text:style-name="T3">ATTINY85 I2C dual ADC Sensor</text:span></text:p>
          </draw:text-box>
        </draw:frame>
        <draw:g xml:id="id17" draw:id="id17">
          <draw:g>
            <draw:line draw:style-name="gr22" draw:text-style-name="P8" draw:layer="layout" svg:x1="10.899cm" svg:y1="13.806cm" svg:x2="10.899cm" svg:y2="14.309cm">
              <text:p/>
            </draw:line>
            <draw:line draw:style-name="gr23" draw:text-style-name="P8" draw:layer="layout" svg:x1="10.214cm" svg:y1="14.309cm" svg:x2="11.579cm" svg:y2="14.309cm">
              <text:p/>
            </draw:line>
            <draw:line draw:style-name="gr24" draw:text-style-name="P8" draw:layer="layout" svg:x1="10.444cm" svg:y1="14.559cm" svg:x2="11.354cm" svg:y2="14.559cm">
              <text:p/>
            </draw:line>
            <draw:line draw:style-name="gr25" draw:text-style-name="P8" draw:layer="layout" svg:x1="10.669cm" svg:y1="14.81cm" svg:x2="11.124cm" svg:y2="14.81cm">
              <text:p/>
            </draw:line>
          </draw:g>
          <draw:ellipse draw:style-name="gr26" draw:text-style-name="P9" draw:layer="layout" svg:width="1.82cm" svg:height="1.339cm" svg:x="9.985cm" svg:y="13.806cm">
            <text:p/>
          </draw:ellipse>
        </draw:g>
        <draw:connector draw:style-name="gr3" draw:text-style-name="P3" draw:layer="layout" svg:x1="10.895cm" svg:y1="13.806cm" svg:x2="9.071cm" svg:y2="6.713cm" draw:start-shape="id17" draw:start-glue-point="0" svg:d="M10895 13806v-3797h-1824v-3296" svg:viewBox="0 0 1825 7094">
          <text:p/>
        </draw:connector>
        <draw:connector draw:style-name="gr3" draw:text-style-name="P3" draw:layer="layout" draw:line-skew="0.501cm" svg:x1="8.753cm" svg:y1="8.407cm" svg:x2="7.503cm" svg:y2="7.226cm" svg:d="M8753 8407v-1181h-1250" svg:viewBox="0 0 1251 1182">
          <text:p/>
        </draw:connector>
        <draw:frame draw:style-name="gr4" draw:text-style-name="P4" draw:layer="layout" svg:width="1.017cm" svg:height="0.599cm" svg:x="17.008cm" svg:y="10.047cm">
          <draw:text-box draw:corner-radius="0.958cm"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729fcf" draw:fill="solid" draw:fill-color="#729fcf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59:39.017117634</meta:creation-date>
    <dc:date>2018-07-19T16:24:56.367405962</dc:date>
    <meta:editing-duration>PT58M20S</meta:editing-duration>
    <meta:editing-cycles>7</meta:editing-cycles>
    <meta:generator>LibreOffice/5.4.3.2$Linux_x86 LibreOffice_project/40m0$Build-2</meta:generator>
    <meta:document-statistic meta:object-count="95"/>
  </office:meta>
</office:document-meta>
</file>